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E5F9F8CBF53EEC7A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92" draw:textarea-horizontal-align="justify" draw:textarea-vertical-align="middle" draw:auto-grow-height="false" fo:min-height="4.038cm" fo:min-width="3.788cm"/>
    </style:style>
    <style:style style:name="gr2" style:family="graphic" style:parent-style-name="Objet_20_sans_20_remplissage_20_et_20_sans_20_ligne">
      <style:graphic-properties draw:textarea-horizontal-align="center" draw:textarea-vertical-align="middle" loext:softedge-radius="0.035cm" draw:color-mode="standard" draw:luminance="0%" draw:contrast="0%" draw:gamma="100%" draw:red="0%" draw:green="0%" draw:blue="0%" fo:clip="rect(0cm, 0cm, 0cm, 0cm)" draw:image-opacity="85%" style:mirror="none"/>
    </style:style>
    <style:style style:name="gr3" style:family="graphic" style:parent-style-name="standard">
      <style:graphic-properties draw:stroke="none" svg:stroke-color="#000000" draw:fill="none" draw:fill-color="#ffffff" fo:min-height="1.175cm"/>
      <style:paragraph-properties style:writing-mode="lr-tb"/>
    </style:style>
    <style:style style:name="P1" style:family="paragraph">
      <loext:graphic-properties draw:fill="gradient" draw:fill-gradient-name="Gradient_20_9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b2b2b2" loext:opacity="100%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b2b2b2" loext:opacity="100%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5cm" svg:height="4.7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57cm" svg:height="3.5cm" svg:x="0.847cm" svg:y="0.625cm">
          <draw:image xlink:href="Pictures/10000201000000C8000000E5F9F8CBF53EEC7A3B.png" xlink:type="simple" xlink:show="embed" xlink:actuate="onLoad" draw:mime-type="image/png">
            <text:p/>
          </draw:image>
        </draw:frame>
        <draw:frame draw:style-name="gr3" draw:text-style-name="P4" draw:layer="layout" svg:width="2.625cm" svg:height="1.425cm" svg:x="1.063cm" svg:y="2.475cm">
          <draw:text-box>
            <text:p text:style-name="P3"><text:span text:style-name="T1">OT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0" draw:display-name="Gradient 70" draw:style="ellipsoid" draw:cx="50%" draw:cy="50%" draw:start-color="#5983b0" draw:end-color="#ff6d6d" draw:start-intensity="100%" draw:end-intensity="100%" draw:angle="20deg" draw:border="0%"/>
    <draw:gradient draw:name="Gradient_20_71" draw:display-name="Gradient 71" draw:style="ellipsoid" draw:cx="50%" draw:cy="50%" draw:start-color="#5983b0" draw:end-color="#729fcf" draw:start-intensity="100%" draw:end-intensity="100%" draw:angle="20deg" draw:border="0%"/>
    <draw:gradient draw:name="Gradient_20_72" draw:display-name="Gradient 72" draw:style="ellipsoid" draw:cx="50%" draw:cy="50%" draw:start-color="#355269" draw:end-color="#729fcf" draw:start-intensity="100%" draw:end-intensity="100%" draw:angle="20deg" draw:border="0%"/>
    <draw:gradient draw:name="Gradient_20_73" draw:display-name="Gradient 73" draw:style="ellipsoid" draw:cx="50%" draw:cy="50%" draw:start-color="#383d3c" draw:end-color="#729fcf" draw:start-intensity="100%" draw:end-intensity="100%" draw:angle="20deg" draw:border="0%"/>
    <draw:gradient draw:name="Gradient_20_74" draw:display-name="Gradient 74" draw:style="ellipsoid" draw:cx="50%" draw:cy="50%" draw:start-color="#383d3c" draw:end-color="#b4c7dc" draw:start-intensity="100%" draw:end-intensity="100%" draw:angle="20deg" draw:border="0%"/>
    <draw:gradient draw:name="Gradient_20_75" draw:display-name="Gradient 75" draw:style="ellipsoid" draw:cx="50%" draw:cy="50%" draw:start-color="#383d3c" draw:end-color="#bf819e" draw:start-intensity="100%" draw:end-intensity="100%" draw:angle="20deg" draw:border="0%"/>
    <draw:gradient draw:name="Gradient_20_76" draw:display-name="Gradient 76" draw:style="ellipsoid" draw:cx="50%" draw:cy="50%" draw:start-color="#383d3c" draw:end-color="#b7b3ca" draw:start-intensity="100%" draw:end-intensity="100%" draw:angle="20deg" draw:border="0%"/>
    <draw:gradient draw:name="Gradient_20_77" draw:display-name="Gradient 77" draw:style="ellipsoid" draw:cx="50%" draw:cy="50%" draw:start-color="#481d32" draw:end-color="#b7b3ca" draw:start-intensity="100%" draw:end-intensity="100%" draw:angle="20deg" draw:border="0%"/>
    <draw:gradient draw:name="Gradient_20_78" draw:display-name="Gradient 78" draw:style="ellipsoid" draw:cx="50%" draw:cy="50%" draw:start-color="#28471f" draw:end-color="#b7b3ca" draw:start-intensity="100%" draw:end-intensity="100%" draw:angle="20deg" draw:border="0%"/>
    <draw:gradient draw:name="Gradient_20_79" draw:display-name="Gradient 79" draw:style="ellipsoid" draw:cx="50%" draw:cy="50%" draw:start-color="#224b12" draw:end-color="#b7b3ca" draw:start-intensity="100%" draw:end-intensity="100%" draw:angle="20deg" draw:border="0%"/>
    <draw:gradient draw:name="Gradient_20_80" draw:display-name="Gradient 80" draw:style="ellipsoid" draw:cx="50%" draw:cy="50%" draw:start-color="#395511" draw:end-color="#b7b3ca" draw:start-intensity="100%" draw:end-intensity="100%" draw:angle="20deg" draw:border="0%"/>
    <draw:gradient draw:name="Gradient_20_81" draw:display-name="Gradient 81" draw:style="ellipsoid" draw:cx="50%" draw:cy="50%" draw:start-color="#383d3c" draw:end-color="#8e86ae" draw:start-intensity="100%" draw:end-intensity="100%" draw:angle="20deg" draw:border="0%"/>
    <draw:gradient draw:name="Gradient_20_82" draw:display-name="Gradient 82" draw:style="ellipsoid" draw:cx="50%" draw:cy="50%" draw:start-color="#784b04" draw:end-color="#b7b3ca" draw:start-intensity="100%" draw:end-intensity="100%" draw:angle="20deg" draw:border="0%"/>
    <draw:gradient draw:name="Gradient_20_83" draw:display-name="Gradient 83" draw:style="ellipsoid" draw:cx="50%" draw:cy="50%" draw:start-color="#472702" draw:end-color="#b7b3ca" draw:start-intensity="100%" draw:end-intensity="100%" draw:angle="20deg" draw:border="0%"/>
    <draw:gradient draw:name="Gradient_20_84" draw:display-name="Gradient 84" draw:style="ellipsoid" draw:cx="50%" draw:cy="50%" draw:start-color="#443205" draw:end-color="#b7b3ca" draw:start-intensity="100%" draw:end-intensity="100%" draw:angle="20deg" draw:border="0%"/>
    <draw:gradient draw:name="Gradient_20_85" draw:display-name="Gradient 85" draw:style="ellipsoid" draw:cx="50%" draw:cy="50%" draw:start-color="#492300" draw:end-color="#b7b3ca" draw:start-intensity="100%" draw:end-intensity="100%" draw:angle="20deg" draw:border="0%"/>
    <draw:gradient draw:name="Gradient_20_86" draw:display-name="Gradient 86" draw:style="ellipsoid" draw:cx="50%" draw:cy="50%" draw:start-color="#4b2204" draw:end-color="#b7b3ca" draw:start-intensity="100%" draw:end-intensity="100%" draw:angle="20deg" draw:border="0%"/>
    <draw:gradient draw:name="Gradient_20_87" draw:display-name="Gradient 87" draw:style="ellipsoid" draw:cx="50%" draw:cy="50%" draw:start-color="#50200c" draw:end-color="#b7b3ca" draw:start-intensity="100%" draw:end-intensity="100%" draw:angle="20deg" draw:border="0%"/>
    <draw:gradient draw:name="Gradient_20_88" draw:display-name="Gradient 88" draw:style="ellipsoid" draw:cx="50%" draw:cy="50%" draw:start-color="#283046" draw:end-color="#b7b3ca" draw:start-intensity="100%" draw:end-intensity="100%" draw:angle="20deg" draw:border="0%"/>
    <draw:gradient draw:name="Gradient_20_89" draw:display-name="Gradient 89" draw:style="ellipsoid" draw:cx="50%" draw:cy="50%" draw:start-color="#283046" draw:end-color="#c0b3bd" draw:start-intensity="100%" draw:end-intensity="100%" draw:angle="20deg" draw:border="0%"/>
    <draw:gradient draw:name="Gradient_20_90" draw:display-name="Gradient 90" draw:style="ellipsoid" draw:cx="50%" draw:cy="50%" draw:start-color="#283046" draw:end-color="#c0b2c8" draw:start-intensity="100%" draw:end-intensity="100%" draw:angle="20deg" draw:border="0%"/>
    <draw:gradient draw:name="Gradient_20_91" draw:display-name="Gradient 91" draw:style="ellipsoid" draw:cx="50%" draw:cy="50%" draw:start-color="#283046" draw:end-color="#cdb2c8" draw:start-intensity="100%" draw:end-intensity="100%" draw:angle="20deg" draw:border="0%"/>
    <draw:gradient draw:name="Gradient_20_92" draw:display-name="Gradient 92" draw:style="ellipsoid" draw:cx="50%" draw:cy="50%" draw:start-color="#283046" draw:end-color="#d7b2c8" draw:start-intensity="100%" draw:end-intensity="100%" draw:angle="2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75cm" fo:page-height="4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2T13:14:50.636167298</meta:creation-date>
    <dc:date>2021-01-22T13:36:45.861078433</dc:date>
    <meta:editing-duration>PT19M1S</meta:editing-duration>
    <meta:editing-cycles>3</meta:editing-cycles>
    <meta:generator>LibreOffice/7.0.4.2$Linux_X86_64 LibreOffice_project/00$Build-2</meta:generator>
    <meta:document-statistic meta:object-count="3"/>
  </office:meta>
</office:document-meta>
</file>